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P3" style:family="paragraph" style:parent-style-name="Standard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color="#0000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R LECHEVALIER :</text:p>
      <text:p text:style-name="P1"/>
      <text:p text:style-name="P2">CLI = commande line interface</text:p>
      <text:p text:style-name="P3">plus performant mais pas accessible à tous, plus stable et moins exposé car moins d'éléments.</text:p>
      <text:p text:style-name="P3">Scriptable(automatisation de tâche)</text:p>
      <text:p text:style-name="P3"/>
      <text:p text:style-name="P2">GUI = Graphic user interface</text:p>
      <text:p text:style-name="P3">moins performant mais accessible pour tous.</text:p>
      <text:p text:style-name="P2"/>
      <text:p text:style-name="P2">Service → tourne tout le temps</text:p>
      <text:p text:style-name="P2">Processus → ne tourne pas tout le temps</text:p>
      <text:p text:style-name="P2"/>
      <text:p text:style-name="P2">Plus il y a des choses sur une machine plus elle est exposé</text:p>
      <text:p text:style-name="P2"/>
      <text:p text:style-name="P2">Encryptage de données , pour nous pas nécessaire mais oui pour par exemple armée, nasa ou les commerciaux qui emmène leur pc en dehors de l'entreprise</text:p>
      <text:p text:style-name="P2"/>
      <text:p text:style-name="P2">Sous linux « / » = le point le plus haut du stockage</text:p>
      <text:p text:style-name="P2"/>
      <text:p text:style-name="P4">Commandes linux :</text:p>
      <text:p text:style-name="P2"><text:tab/>passwd = changer mdp</text:p>
      <text:p text:style-name="P2"><text:tab/>sudo -i ou su root = passer en root</text:p>
      <text:p text:style-name="P2"><text:tab/>man + commande = aide sur une commande</text:p>
      <text:p text:style-name="P2"><text:tab/>whatis + commande = indique ce que fait la commande</text:p>
      <text:p text:style-name="P2"><text:tab/>ls -a = voir fichier cachés</text:p>
      <text:p text:style-name="P2"><text:tab/>ls -la = voir les droits des fichiers</text:p>
      <text:p text:style-name="P2"><text:tab/>ls -h = taille des fichiers</text:p>
      <text:p text:style-name="P2"><text:tab/>mkdir -p = arborescence de fichier ex : mkdir -p dossier1/sub/sous-dossier</text:p>
      <text:p text:style-name="P2"><text:tab/>ls ./ = ls</text:p>
      <text:p text:style-name="P2"><text:tab/>cd = revient fichier perso</text:p>
      <text:p text:style-name="P2"><text:tab/>history = historique de nos commandes</text:p>
      <text:p text:style-name="P2"><text:tab/>control + r = recherche dans notre historique</text:p>
      <text:p text:style-name="P2"><text:tab/>control + a = début de ligne</text:p>
      <text:p text:style-name="P2"><text:tab/>control + e = fin de ligne</text:p>
      <text:p text:style-name="P2"><text:tab/>rm -r = supprime tt fichiers vides ou pleins</text:p>
      <text:p text:style-name="P2"><text:tab/>rmdir = que les vides</text:p>
      <text:p text:style-name="P2"><text:tab/>rm -r ./* = supprime tt d'un coup dans le répertoire</text:p>
      <text:p text:style-name="P2"><text:tab/>rm -r ./exemple* = supprime tout les dossiers commençant par « exemple »</text:p>
      <text:p text:style-name="P2"><text:tab/>init 0 = éteindre machine</text:p>
      <text:p text:style-name="P2"><text:tab/>touch = créer fichier</text:p>
      <text:p text:style-name="P2"><text:tab/>vi = éditeur comme nano</text:p>
      <text:p text:style-name="P2"><text:tab/>cat = afficher contenu fichier pas créer</text:p>
      <text:p text:style-name="P2"><text:tab/>echo « test » &gt; fichier1 = écrit test dans le fichier1</text:p>
      <text:p text:style-name="P2"><text:tab/>cp = copy</text:p>
      <text:p text:style-name="P2"><text:tab/>mv name namedifferent = change le nom de base (il faut que se soit une direction qui <text:tab/>n'existe pas)</text:p>
      <text:p text:style-name="P2"><text:tab/>apt update = recup fichier maj</text:p>
      <text:p text:style-name="P2"><text:tab/>apt remove = supprimer paquets</text:p>
      <text:p text:style-name="P2"><text:tab/>wget + url = pour télécharger fichier depuis internet</text:p>
      <text:p text:style-name="P2"><text:tab/>dpkg -i namefichier = pour fichier d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0-25T13:57:56</meta:creation-date>
    <meta:document-statistic meta:table-count="0" meta:image-count="0" meta:object-count="0" meta:page-count="1" meta:paragraph-count="41" meta:word-count="325" meta:character-count="1714"/>
    <dc:date>2021-10-25T16:56:45</dc:date>
    <dc:creator>Jordan </dc:creator>
    <meta:editing-duration>PT11M21S</meta:editing-duration>
    <meta:editing-cycles>1</meta:editing-cycles>
    <meta:generator>OpenOffice/4.1.7$Unix OpenOffice.org_project/417m1$Build-9800</meta:generator>
  </office:meta>
</office:document-meta>
</file>